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ec2d" officeooo:paragraph-rsid="0005ec2d"/>
    </style:style>
    <style:style style:name="P2" style:family="paragraph" style:parent-style-name="Standard">
      <style:paragraph-properties fo:text-align="center" style:justify-single-word="false"/>
      <style:text-properties officeooo:rsid="0005ec2d" officeooo:paragraph-rsid="0005ec2d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orim e Veloso </text:p>
      <text:p text:style-name="P1"/>
      <text:p text:style-name="P1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">Group</text:p>
          </table:table-cell>
          <table:table-cell table:style-name="Tabela1.A1" office:value-type="string">
            <text:p text:style-name="P1">Feature</text:p>
          </table:table-cell>
          <table:table-cell table:style-name="Tabela1.A1" office:value-type="string">
            <text:p text:style-name="Table_20_Contents"/>
          </table:table-cell>
          <table:table-cell table:style-name="Tabela1.D1" office:value-type="string">
            <text:p text:style-name="Table_20_Contents"/>
          </table:table-cell>
        </table:table-row>
        <table:table-row>
          <table:table-cell table:style-name="Tabela1.A2" table:number-rows-spanned="6" office:value-type="string">
            <text:p text:style-name="P3"/>
            <text:p text:style-name="P2">Domain</text:p>
          </table:table-cell>
          <table:table-cell table:style-name="Tabela1.A2" office:value-type="string">
            <text:p text:style-name="P1">#first person of singular of verbs and pronouns 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#first person of singular of verbs and pronouns / </text:p>
            <text:p text:style-name="P1">#tokens 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#demonstrative pronouns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<text:s/>#demonstrative pronouns / #tokens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<text:s/>#enclise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#enclise / #tokens 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table:number-rows-spanned="12" office:value-type="string">
            <text:p text:style-name="P1"/>
            <text:p text:style-name="P1">General</text:p>
          </table:table-cell>
          <table:table-cell table:style-name="Tabela1.A2" office:value-type="string">
            <text:p text:style-name="P1">#sentences longer than 70 characters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<text:s/>#grammar errors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#grammar errors / #token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#spelling errors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#spelling errors / #token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<text:s/>#style errors / #sentences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#discourse markers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<text:s/>#discourse markers / #sentence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Flesh score 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Average word length (syllables) 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<text:s/>#tokens similarity with prompt 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P1">#different words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P1"/>
      <text:p text:style-name="P1"><text:s/></text:p>
      <text:p text:style-name="P1"/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22:09:36.487517643</meta:creation-date>
    <dc:date>2021-06-01T23:28:12.252384409</dc:date>
    <meta:editing-duration>PT1H8M25S</meta:editing-duration>
    <meta:editing-cycles>1</meta:editing-cycles>
    <meta:document-statistic meta:table-count="1" meta:image-count="0" meta:object-count="0" meta:page-count="1" meta:paragraph-count="26" meta:word-count="74" meta:character-count="522" meta:non-whitespace-character-count="453"/>
    <meta:generator>LibreOffice/6.0.7.3$Linux_X86_64 LibreOffice_project/00m0$Build-3</meta:generator>
  </office:meta>
</office:document-meta>
</file>